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5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7">
      <style:graphic-properties draw:fill="none" draw:stroke="non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7">
      <style:graphic-properties draw:fill="none" draw:stroke="non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2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draw:fill="none" draw:stroke="non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0">
      <style:graphic-properties draw:fill="none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draw:fill="solid" draw:fill-color="#729fcf" draw:opacity="100%" draw:stroke="solid" svg:stroke-width="0.02778in" svg:stroke-color="#3465a4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16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solid" draw:fill-color="#729fcf" draw:opacity="100%" draw:stroke="solid" svg:stroke-width="0.02778in" svg:stroke-color="#3465a4" svg:stroke-opacity="100%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6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1187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draw:fill="none" draw:stroke="solid" svg:stroke-width="0.03125in" svg:stroke-color="#4472c4" svg:stroke-opacity="100%" draw:stroke-linejoin="miter" svg:stroke-linecap="but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draw:fill="solid" draw:fill-color="#729fcf" draw:opacity="100%" draw:stroke="solid" svg:stroke-width="0.02778in" svg:stroke-color="#3465a4" svg:strok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none" draw:stroke="solid" svg:stroke-width="0.03125in" svg:stroke-color="#4472c4" svg:stroke-opacity="100%" draw:stroke-linejoin="miter" svg:stroke-linecap="butt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custom-shape svg:x="0.75758in" svg:y="4.06061in" svg:width="4.74242in" svg:height="0.33333in" draw:id="id73" draw:style-name="a537" draw:name="Retângulo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272in" svg:y="4.63637in" svg:width="4.74242in" svg:height="0.33333in" draw:id="id74" draw:style-name="a540" draw:name="Retângulo 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62" draw:name="CaixaDeTexto 2" svg:x="0.75138in" svg:y="3.46693in" svg:width="4.77892in" svg:height="3.00246in">
          <draw:text-box>
            <text:p text:style-name="a543" text:class-names="" text:cond-style-name=""><text:span text:style-name="a541" text:class-names="">Entrar</text:span><text:span text:style-name="a542" text:class-names=""/></text:p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>E-mail:</text:span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>Senha:</text:span></text:p>
            <text:p text:style-name="a553" text:class-names="" text:cond-style-name=""><text:span text:style-name="a552" text:class-names=""><text:s text:c="1"/></text:span></text:p>
            <text:p text:style-name="a555" text:class-names="" text:cond-style-name=""><text:span text:style-name="a554" text:class-names=""><text:s text:c="21"/></text:span></text:p>
            <text:p text:style-name="a557" text:class-names="" text:cond-style-name=""><text:span text:style-name="a556" text:class-names=""/></text:p>
            <text:p text:style-name="a559" text:class-names="" text:cond-style-name=""><text:span text:style-name="a558" text:class-names=""/></text:p>
            <text:p text:style-name="a561" text:class-names="" text:cond-style-name=""><text:span text:style-name="a560" text:class-names=""><text:s text:c="3"/></text:span></text:p>
          </draw:text-box>
          <svg:title/>
          <svg:desc/>
        </draw:frame>
        <draw:frame draw:id="id76" draw:style-name="a573" draw:name="CaixaDeTexto 1" svg:x="2.3622in" svg:y="1.9685in" svg:width="1.30591in" svg:height="1.49842in">
          <draw:text-box>
            <text:p text:style-name="a564" text:class-names="" text:cond-style-name=""><text:span text:style-name="a563" text:class-names="">Severinos</text:span></text:p>
            <text:p text:style-name="a566" text:class-names="" text:cond-style-name=""><text:span text:style-name="a565" text:class-names=""/></text:p>
            <text:p text:style-name="a568" text:class-names="" text:cond-style-name=""><text:span text:style-name="a567" text:class-names=""/></text:p>
            <text:p text:style-name="a570" text:class-names="" text:cond-style-name=""><text:span text:style-name="a569" text:class-names=""/></text:p>
            <text:p text:style-name="a572" text:class-names="" text:cond-style-name=""><text:span text:style-name="a571" text:class-names=""/></text:p>
          </draw:text-box>
          <svg:title/>
          <svg:desc/>
        </draw:frame>
        <draw:frame draw:id="id77" draw:style-name="a576" draw:name="CaixaDeTexto 3" svg:x="1.77165in" svg:y="8.66142in" svg:width="2.95276in" svg:height="0.65866in">
          <draw:text-box>
            <text:p text:style-name="a575" text:class-names="" text:cond-style-name=""><text:span text:style-name="a574" text:class-names="">Quero me cadastrar</text:span></text:p>
          </draw:text-box>
          <svg:title/>
          <svg:desc/>
        </draw:frame>
        <draw:custom-shape svg:x="0.77272in" svg:y="5.17935in" svg:width="4.77892in" svg:height="0.5303in" draw:id="id78" draw:style-name="a579" draw:name="Retângulo: Cantos Arredondados 6">
          <svg:title/>
          <svg:desc/>
          <text:p text:style-name="a578" text:class-names="" text:cond-style-name=""><text:span text:style-name="a577" text:class-names="">Entr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85">
          <draw:frame draw:id="id79" draw:style-name="a582" draw:name="Espaço Reservado para Número de Slide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2.90104in" svg:y="0.88889in" svg:width="2.46528in" svg:height="4.38368in" presentation:class="page" draw:id="id80" presentation:style-name="a583" draw:name="Espaço Reservado para Imagem de Slide 1">
            <svg:title/>
            <svg:desc/>
          </draw:page-thumbnail>
          <draw:frame draw:id="id81" presentation:style-name="a58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6" draw:master-page-name="Master1-Layout7-blank-Em-Branco" presentation:presentation-page-layout-name="Master1-PPL7" draw:id="Slide-257">
        <draw:custom-shape svg:x="0.26199in" svg:y="7.28081in" svg:width="5.56493in" svg:height="1.02688in" draw:id="id82" draw:style-name="a589" draw:name="Retângulo 7">
          <svg:title/>
          <svg:desc/>
          <text:p text:style-name="a588" text:class-names="" text:cond-style-name=""><text:span text:style-name="a587" text:class-names="">Link Whatsa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660" draw:name="CaixaDeTexto 1" svg:x="0.18182in" svg:y="0.31818in" svg:width="5.75758in" svg:height="10.26015in">
          <draw:text-box>
            <text:p text:style-name="a591" text:class-names="" text:cond-style-name=""><text:span text:style-name="a590" text:class-names=""><text:s text:c="29"/>CADASTRO</text:span></text:p>
            <text:p text:style-name="a593" text:class-names="" text:cond-style-name=""><text:span text:style-name="a592" text:class-names="">E-mail:</text:span></text:p>
            <text:p text:style-name="a595" text:class-names="" text:cond-style-name=""><text:span text:style-name="a594" text:class-names="">Senha:</text:span></text:p>
            <text:p text:style-name="a597" text:class-names="" text:cond-style-name=""><text:span text:style-name="a596" text:class-names=""/></text:p>
            <text:p text:style-name="a599" text:class-names="" text:cond-style-name=""><text:span text:style-name="a598" text:class-names="">Nome:</text:span></text:p>
            <text:p text:style-name="a601" text:class-names="" text:cond-style-name=""><text:span text:style-name="a600" text:class-names="">CPF:</text:span></text:p>
            <text:p text:style-name="a603" text:class-names="" text:cond-style-name=""><text:span text:style-name="a602" text:class-names=""/></text:p>
            <text:p text:style-name="a605" text:class-names="" text:cond-style-name=""><text:span text:style-name="a604" text:class-names=""><text:tab/><text:tab/><text:tab/> <text:s text:c="4"/>Endereço</text:span></text:p>
            <text:p text:style-name="a607" text:class-names="" text:cond-style-name=""><text:span text:style-name="a606" text:class-names="">Rua: <text:s text:c="3"/><text:tab/><text:tab/> <text:tab/><text:tab/>Nº:</text:span></text:p>
            <text:p text:style-name="a609" text:class-names="" text:cond-style-name=""><text:span text:style-name="a608" text:class-names="">Bairro:</text:span></text:p>
            <text:p text:style-name="a611" text:class-names="" text:cond-style-name=""><text:span text:style-name="a610" text:class-names="">Cidade:</text:span></text:p>
            <text:p text:style-name="a613" text:class-names="" text:cond-style-name=""><text:span text:style-name="a612" text:class-names="">CEP:</text:span></text:p>
            <text:p text:style-name="a615" text:class-names="" text:cond-style-name=""><text:span text:style-name="a614" text:class-names="">Complemento:</text:span></text:p>
            <text:p text:style-name="a617" text:class-names="" text:cond-style-name=""><text:span text:style-name="a616" text:class-names=""/></text:p>
            <text:p text:style-name="a619" text:class-names="" text:cond-style-name=""><text:span text:style-name="a618" text:class-names="">Celular/Telefone:</text:span></text:p>
            <text:p text:style-name="a621" text:class-names="" text:cond-style-name=""><text:span text:style-name="a620" text:class-names=""/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[X] Quero ser um severino</text:span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/></text:p>
            <text:p text:style-name="a631" text:class-names="" text:cond-style-name=""><text:span text:style-name="a630" text:class-names="">Razão Social:</text:span></text:p>
            <text:p text:style-name="a633" text:class-names="" text:cond-style-name=""><text:span text:style-name="a632" text:class-names="">CNPJ:</text:span></text:p>
            <text:p text:style-name="a635" text:class-names="" text:cond-style-name=""><text:span text:style-name="a634" text:class-names=""/></text:p>
            <text:p text:style-name="a637" text:class-names="" text:cond-style-name=""><text:span text:style-name="a636" text:class-names=""><text:s text:c="1"/></text:span></text:p>
            <text:p text:style-name="a639" text:class-names="" text:cond-style-name=""><text:span text:style-name="a638" text:class-names=""/></text:p>
            <text:p text:style-name="a641" text:class-names="" text:cond-style-name=""><text:span text:style-name="a640" text:class-names=""/></text:p>
            <text:p text:style-name="a643" text:class-names="" text:cond-style-name=""><text:span text:style-name="a642" text:class-names=""/></text:p>
            <text:p text:style-name="a645" text:class-names="" text:cond-style-name=""><text:span text:style-name="a644" text:class-names=""><text:tab/><text:tab/><text:tab/><text:tab/></text:span></text:p>
            <text:p text:style-name="a647" text:class-names="" text:cond-style-name=""><text:span text:style-name="a646" text:class-names=""><text:tab/></text:span></text:p>
            <text:p text:style-name="a649" text:class-names="" text:cond-style-name=""><text:span text:style-name="a648" text:class-names=""><text:tab/><text:tab/><text:tab/><text:tab/></text:span></text:p>
            <text:p text:style-name="a651" text:class-names="" text:cond-style-name=""><text:span text:style-name="a650" text:class-names=""/></text:p>
            <text:p text:style-name="a653" text:class-names="" text:cond-style-name=""><text:span text:style-name="a652" text:class-names=""/></text:p>
            <text:p text:style-name="a655" text:class-names="" text:cond-style-name=""><text:span text:style-name="a654" text:class-names=""/></text:p>
            <text:p text:style-name="a657" text:class-names="" text:cond-style-name=""><text:span text:style-name="a656" text:class-names=""/></text:p>
            <text:p text:style-name="a659" text:class-names="" text:cond-style-name=""><text:span text:style-name="a658" text:class-names=""><text:tab/><text:tab/> <text:s text:c="4"/>Finalizar</text:span></text:p>
          </draw:text-box>
          <svg:title/>
          <svg:desc/>
        </draw:frame>
        <draw:frame draw:id="id84" draw:style-name="a665" draw:name="CaixaDeTexto 2" svg:x="0.26199in" svg:y="8.60024in" svg:width="3.74016in" svg:height="0.65866in">
          <draw:text-box>
            <text:p text:style-name="a662" text:class-names="" text:cond-style-name=""><text:span text:style-name="a661" text:class-names="">????????Tipo serviço?????</text:span></text:p>
            <text:p text:style-name="a664" text:class-names="" text:cond-style-name=""><text:span text:style-name="a663" text:class-names=""><text:tab/></text:span></text:p>
          </draw:text-box>
          <svg:title/>
          <svg:desc/>
        </draw:frame>
        <draw:custom-shape svg:x="5.24469in" svg:y="7.38674in" svg:width="0.42564in" svg:height="0.40751in" draw:id="id85" draw:style-name="a668" draw:name="Elipse 6">
          <svg:title/>
          <svg:desc/>
          <text:p text:style-name="a667" text:class-names="" text:cond-style-name=""><text:span text:style-name="a666" text:class-names="">?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674">
          <draw:frame draw:id="id86" draw:style-name="a671" draw:name="Espaço Reservado para Número de Slide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2" svg:x="2.90104in" svg:y="0.88889in" svg:width="2.46528in" svg:height="4.38368in" presentation:class="page" draw:id="id87" presentation:style-name="a672" draw:name="Espaço Reservado para Imagem de Slide 1">
            <svg:title/>
            <svg:desc/>
          </draw:page-thumbnail>
          <draw:frame draw:id="id88" presentation:style-name="a67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5" draw:master-page-name="Master1-Layout7-blank-Em-Branco" presentation:presentation-page-layout-name="Master1-PPL7" draw:id="Slide-258">
        <draw:custom-shape svg:x="0.27273in" svg:y="0.71976in" svg:width="5.59449in" svg:height="0.71494in" draw:id="id89" draw:style-name="a678" draw:name="Retângulo 16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81" draw:name="CaixaDeTexto 1" svg:x="0.33417in" svg:y="0.92in" svg:width="1.9549in" svg:height="0.38969in">
          <draw:text-box>
            <text:p text:style-name="a680" text:class-names="" text:cond-style-name=""><text:span text:style-name="a679" text:class-names="">Endereço</text:span></text:p>
          </draw:text-box>
          <svg:title/>
          <svg:desc/>
        </draw:frame>
        <draw:custom-shape svg:x="0.27273in" svg:y="2.53188in" svg:width="2.48318in" svg:height="1.88489in" draw:id="id91" draw:style-name="a685" draw:name="Forma Livre: Forma 2">
          <svg:title/>
          <svg:desc/>
          <text:p text:style-name="a684" text:class-names="" text:cond-style-name=""><text:span text:style-name="a682" text:class-names="">Mecanico</text:span><text:span text:style-name="a6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1.57858in" svg:width="5.59449in" svg:height="0.71494in" draw:id="id92" draw:style-name="a688" draw:name="Retângulo 10">
          <svg:title/>
          <svg:desc/>
          <text:p text:style-name="a687" text:class-names="" text:cond-style-name=""><text:span text:style-name="a686" text:class-names="">pesquis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027in" svg:y="2.53188in" svg:width="2.48318in" svg:height="1.88489in" draw:id="id93" draw:style-name="a691" draw:name="Forma Livre: Forma 11">
          <svg:title/>
          <svg:desc/>
          <text:p text:style-name="a690" text:class-names="" text:cond-style-name=""><text:span text:style-name="a689" text:class-names="">Eletricis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4.75915in" svg:width="2.48318in" svg:height="1.88489in" draw:id="id94" draw:style-name="a694" draw:name="Forma Livre: Forma 12">
          <svg:title/>
          <svg:desc/>
          <text:p text:style-name="a693" text:class-names="" text:cond-style-name=""><text:span text:style-name="a692" text:class-names="">Encana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3299in" svg:y="4.85182in" svg:width="2.48318in" svg:height="1.88489in" draw:id="id95" draw:style-name="a697" draw:name="Forma Livre: Forma 13">
          <svg:title/>
          <svg:desc/>
          <text:p text:style-name="a696" text:class-names="" text:cond-style-name=""><text:span text:style-name="a695" text:class-names="">Motorista (rebu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7.03864in" svg:width="2.48318in" svg:height="1.88489in" draw:id="id96" draw:style-name="a700" draw:name="Forma Livre: Forma 14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2027in" svg:y="7.08412in" svg:width="2.48318in" svg:height="1.88489in" draw:id="id97" draw:style-name="a703" draw:name="Forma Livre: Forma 1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8" draw:style-name="a710" draw:name="CaixaDeTexto 22" svg:x="0.27273in" svg:y="9.40909in" svg:width="5.48485in" svg:height="1.00977in">
          <draw:text-box>
            <text:p text:style-name="a705" text:class-names="" text:cond-style-name=""><text:span text:style-name="a704" text:class-names="">Por localização do celular (API GOOGLE)</text:span></text:p>
            <text:p text:style-name="a707" text:class-names="" text:cond-style-name=""><text:span text:style-name="a706" text:class-names="">Sistema de avaliação, ordenar o melhor avaliado</text:span></text:p>
            <text:p text:style-name="a709" text:class-names="" text:cond-style-name=""><text:span text:style-name="a708" text:class-names="">Localizar por bairro, região</text:span></text:p>
          </draw:text-box>
          <svg:title/>
          <svg:desc/>
        </draw:frame>
        <draw:frame draw:id="id99" draw:style-name="a713" draw:name="CaixaDeTexto 23" svg:x="0.49546in" svg:y="0.24242in" svg:width="3.89546in" svg:height="0.40391in">
          <draw:text-box>
            <text:p text:style-name="a712" text:class-names="" text:cond-style-name=""><text:span text:style-name="a711" text:class-names="">Interface cliente</text:span></text:p>
          </draw:text-box>
          <svg:title/>
          <svg:desc/>
        </draw:frame>
        <draw:connector draw:type="line" svg:x1="5.28842in" svg:y1="0.24242in" svg:x2="5.95077in" svg:y2="0.24242in" draw:id="id100" draw:style-name="a714" draw:name="Conector reto 12">
          <svg:title/>
          <svg:desc/>
        </draw:connector>
        <draw:connector draw:type="line" svg:x1="5.29657in" svg:y1="0.39393in" svg:x2="5.95892in" svg:y2="0.39393in" draw:id="id101" draw:style-name="a715" draw:name="Conector reto 13">
          <svg:title/>
          <svg:desc/>
        </draw:connector>
        <draw:connector draw:type="line" svg:x1="5.31172in" svg:y1="0.5606in" svg:x2="5.97407in" svg:y2="0.5606in" draw:id="id102" draw:style-name="a716" draw:name="Conector reto 14">
          <svg:title/>
          <svg:desc/>
        </draw:connector>
        <presentation:notes draw:style-name="a724">
          <draw:frame draw:id="id103" draw:style-name="a719" draw:name="Espaço Reservado para Número de Slide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3" svg:x="2.90104in" svg:y="0.88889in" svg:width="2.46528in" svg:height="4.38368in" presentation:class="page" draw:id="id104" presentation:style-name="a720" draw:name="Espaço Reservado para Imagem de Slide 1">
            <svg:title/>
            <svg:desc/>
          </draw:page-thumbnail>
          <draw:frame draw:id="id105" presentation:style-name="a723" draw:name="Espaço Reservado para Anotações 2" svg:x="0.82677in" svg:y="5.55394in" svg:width="6.61378in" svg:height="5.26142in" presentation:class="notes" presentation:placeholder="false">
            <draw:text-box>
              <text:p text:style-name="a722" text:class-names="" text:cond-style-name=""><text:span text:style-name="a721" text:class-names="">Tela inicial do cliente</text:span></text:p>
            </draw:text-box>
            <svg:title/>
            <svg:desc/>
          </draw:frame>
        </presentation:notes>
      </draw:page>
      <draw:page draw:name="page4" draw:style-name="a725" draw:master-page-name="Master1-Layout7-blank-Em-Branco" presentation:presentation-page-layout-name="Master1-PPL7" draw:id="Slide-259">
        <draw:frame draw:id="id106" draw:style-name="a728" draw:name="CaixaDeTexto 5" svg:x="0.18403in" svg:y="0.19697in" svg:width="5.83333in" svg:height="0.40391in">
          <draw:text-box>
            <text:p text:style-name="a727" text:class-names="" text:cond-style-name=""><text:span text:style-name="a726" text:class-names="">Lista de prestador para ser chamado</text:span></text:p>
          </draw:text-box>
          <svg:title/>
          <svg:desc/>
        </draw:frame>
        <draw:custom-shape svg:x="0.30303in" svg:y="0.89394in" svg:width="5.71433in" svg:height="1.48485in" draw:id="id107" draw:style-name="a731" draw:name="Retângulo 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34" draw:name="CaixaDeTexto 7" svg:x="1.66667in" svg:y="1.28295in" svg:width="4.25758in" svg:height="0.70684in">
          <draw:text-box>
            <text:p text:style-name="a733" text:class-names="" text:cond-style-name=""><text:span text:style-name="a732" text:class-names="">Eletricista – Elétrica Manuel (Razão soc) <text:line-break/></text:span></text:p>
          </draw:text-box>
          <svg:title/>
          <svg:desc/>
        </draw:frame>
        <draw:custom-shape svg:x="0.38636in" svg:y="1.06549in" svg:width="1.19697in" svg:height="1.18182in" draw:id="id109" draw:style-name="a737" draw:name="Retângulo 8">
          <svg:title/>
          <svg:desc/>
          <text:p text:style-name="a736" text:class-names="" text:cond-style-name=""><text:span text:style-name="a735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303in" svg:y="2.76779in" svg:width="5.71433in" svg:height="1.48485in" draw:id="id110" draw:style-name="a740" draw:name="Retângulo 9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743" draw:name="CaixaDeTexto 10" svg:x="1.66667in" svg:y="3.1568in" svg:width="4.25758in" svg:height="0.70684in">
          <draw:text-box>
            <text:p text:style-name="a742" text:class-names="" text:cond-style-name=""><text:span text:style-name="a741" text:class-names="">Eletricista – Elétrica Manuel (Razão soc) <text:line-break/></text:span></text:p>
          </draw:text-box>
          <svg:title/>
          <svg:desc/>
        </draw:frame>
        <draw:custom-shape svg:x="0.38636in" svg:y="2.93934in" svg:width="1.19697in" svg:height="1.18182in" draw:id="id112" draw:style-name="a746" draw:name="Retângulo 11">
          <svg:title/>
          <svg:desc/>
          <text:p text:style-name="a745" text:class-names="" text:cond-style-name=""><text:span text:style-name="a744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333in" svg:y="1.98978in" svg:width="0.21212in" svg:height="0.24489in" draw:id="id113" draw:style-name="a749" draw:name="Estrela: 5 Pontas 12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10606in" svg:y="1.98978in" svg:width="0.21212in" svg:height="0.24489in" draw:id="id114" draw:style-name="a752" draw:name="Estrela: 5 Pontas 1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7879in" svg:y="1.98978in" svg:width="0.21212in" svg:height="0.24489in" draw:id="id115" draw:style-name="a755" draw:name="Estrela: 5 Pontas 14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3637in" svg:y="1.98978in" svg:width="0.21212in" svg:height="0.24489in" draw:id="id116" draw:style-name="a758" draw:name="Estrela: 5 Pontas 15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9396in" svg:y="1.97951in" svg:width="0.21212in" svg:height="0.24489in" draw:id="id117" draw:style-name="a761" draw:name="Estrela: 5 Pontas 16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1.79766in" svg:y="3.80811in" svg:width="0.21212in" svg:height="0.24489in" draw:id="id118" draw:style-name="a764" draw:name="Estrela: 5 Pontas 1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3.80811in" svg:width="0.21212in" svg:height="0.24489in" draw:id="id119" draw:style-name="a767" draw:name="Estrela: 5 Pontas 1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3.80811in" svg:width="0.21212in" svg:height="0.24489in" draw:id="id120" draw:style-name="a770" draw:name="Estrela: 5 Pontas 19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3.80811in" svg:width="0.21212in" svg:height="0.24489in" draw:id="id121" draw:style-name="a773" draw:name="Estrela: 5 Pontas 20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3.79785in" svg:width="0.21212in" svg:height="0.24489in" draw:id="id122" draw:style-name="a776" draw:name="Estrela: 5 Pontas 21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0.30303in" svg:y="4.61129in" svg:width="5.71433in" svg:height="1.48485in" draw:id="id123" draw:style-name="a779" draw:name="Retângulo 2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782" draw:name="CaixaDeTexto 23" svg:x="1.66667in" svg:y="5.0003in" svg:width="4.25758in" svg:height="0.70684in">
          <draw:text-box>
            <text:p text:style-name="a781" text:class-names="" text:cond-style-name=""><text:span text:style-name="a780" text:class-names="">Eletricista – Elétrica Manuel (Razão soc) <text:line-break/></text:span></text:p>
          </draw:text-box>
          <svg:title/>
          <svg:desc/>
        </draw:frame>
        <draw:custom-shape svg:x="0.38636in" svg:y="4.78284in" svg:width="1.19697in" svg:height="1.18182in" draw:id="id125" draw:style-name="a785" draw:name="Retângulo 24">
          <svg:title/>
          <svg:desc/>
          <text:p text:style-name="a784" text:class-names="" text:cond-style-name=""><text:span text:style-name="a783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766in" svg:y="5.65162in" svg:width="0.21212in" svg:height="0.24489in" draw:id="id126" draw:style-name="a788" draw:name="Estrela: 5 Pontas 25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5.65162in" svg:width="0.21212in" svg:height="0.24489in" draw:id="id127" draw:style-name="a791" draw:name="Estrela: 5 Pontas 26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5.65162in" svg:width="0.21212in" svg:height="0.24489in" draw:id="id128" draw:style-name="a794" draw:name="Estrela: 5 Pontas 27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5.65162in" svg:width="0.21212in" svg:height="0.24489in" draw:id="id129" draw:style-name="a797" draw:name="Estrela: 5 Pontas 2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5.64135in" svg:width="0.21212in" svg:height="0.24489in" draw:id="id130" draw:style-name="a800" draw:name="Estrela: 5 Pontas 29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5.71212in" svg:y="0.91273in" svg:width="0.21212in" svg:height="0.23462in" draw:id="id131" draw:style-name="a803" draw:name="Elipse 30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1212in" svg:y="2.79719in" svg:width="0.24085in" svg:height="0.29782in" draw:id="id132" draw:style-name="a806" draw:name="Elipse 3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0389in" svg:y="4.70389in" svg:width="0.21212in" svg:height="0.23462in" draw:id="id133" draw:style-name="a809" draw:name="Elipse 32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837">
          <draw:frame draw:id="id134" draw:style-name="a812" draw:name="Espaço Reservado para Número de Slide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4" svg:x="2.90104in" svg:y="0.88889in" svg:width="2.46528in" svg:height="4.38368in" presentation:class="page" draw:id="id135" presentation:style-name="a813" draw:name="Espaço Reservado para Imagem de Slide 1">
            <svg:title/>
            <svg:desc/>
          </draw:page-thumbnail>
          <draw:frame draw:id="id136" presentation:style-name="a836" draw:name="Espaço Reservado para Anotações 2" svg:x="0.82677in" svg:y="5.55394in" svg:width="6.61378in" svg:height="5.26142in" presentation:class="notes" presentation:placeholder="false">
            <draw:text-box>
              <text:p text:style-name="a815" text:class-names="" text:cond-style-name=""><text:span text:style-name="a814" text:class-names="">Definir como vai ser feito a ordenação.</text:span></text:p>
              <text:p text:style-name="a817" text:class-names="" text:cond-style-name=""><text:span text:style-name="a816" text:class-names="">-Por localização do celular (API GOOGLE)</text:span></text:p>
              <text:p text:style-name="a819" text:class-names="" text:cond-style-name=""><text:span text:style-name="a818" text:class-names="">-Sistema de avaliação, ordenar o melhor avaliado</text:span></text:p>
              <text:p text:style-name="a821" text:class-names="" text:cond-style-name=""><text:span text:style-name="a820" text:class-names="">-Localizar por bairro, região</text:span></text:p>
              <text:p text:style-name="a823" text:class-names="" text:cond-style-name=""><text:span text:style-name="a822" text:class-names=""/></text:p>
              <text:p text:style-name="a825" text:class-names="" text:cond-style-name=""><text:span text:style-name="a824" text:class-names="">Quando selecionar o prestador, irá aparecer maiores informações, telefone, endereço, negociação</text:span></text:p>
              <text:p text:style-name="a827" text:class-names="" text:cond-style-name=""><text:span text:style-name="a826" text:class-names=""/></text:p>
              <text:p text:style-name="a829" text:class-names="" text:cond-style-name=""><text:span text:style-name="a828" text:class-names="">Ver se vai ter flag se o prestador irá aceitar o serviço em loja e exibir o endereço.</text:span></text:p>
              <text:p text:style-name="a831" text:class-names="" text:cond-style-name=""><text:span text:style-name="a830" text:class-names=""/></text:p>
              <text:p text:style-name="a833" text:class-names="" text:cond-style-name=""><text:span text:style-name="a832" text:class-names="">Se estiver livre, aparece em primeiro, se estiver em trabalho, por ultimo e offline não aparece.</text:span></text:p>
              <text:p text:style-name="a835" text:class-names="" text:cond-style-name=""><text:span text:style-name="a834" text:class-names=""/></text:p>
            </draw:text-box>
            <svg:title/>
            <svg:desc/>
          </draw:frame>
        </presentation:notes>
      </draw:page>
      <draw:page draw:name="page5" draw:style-name="a838" draw:master-page-name="Master1-Layout7-blank-Em-Branco" presentation:presentation-page-layout-name="Master1-PPL7" draw:id="Slide-260">
        <draw:frame draw:id="id137" draw:style-name="a847" draw:name="CaixaDeTexto 7" svg:x="1.55348in" svg:y="4.28824in" svg:width="3.25908in" svg:height="1.3127in">
          <draw:text-box>
            <text:p text:style-name="a840" text:class-names="" text:cond-style-name=""><text:span text:style-name="a839" text:class-names="">Eletricista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>Elétrica meia noite</text:span></text:p>
            <text:p text:style-name="a846" text:class-names="" text:cond-style-name=""><text:span text:style-name="a845" text:class-names=""/></text:p>
          </draw:text-box>
          <svg:title/>
          <svg:desc/>
        </draw:frame>
        <draw:custom-shape svg:x="2.42544in" svg:y="3.86281in" svg:width="0.21212in" svg:height="0.24489in" draw:id="id138" draw:style-name="a850" draw:name="Estrela: 5 Pontas 8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9817in" svg:y="3.86281in" svg:width="0.21212in" svg:height="0.24489in" draw:id="id139" draw:style-name="a853" draw:name="Estrela: 5 Pontas 9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9709in" svg:y="3.86281in" svg:width="0.21212in" svg:height="0.24489in" draw:id="id140" draw:style-name="a856" draw:name="Estrela: 5 Pontas 10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22848in" svg:y="3.86281in" svg:width="0.21212in" svg:height="0.24489in" draw:id="id141" draw:style-name="a859" draw:name="Estrela: 5 Pontas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48606in" svg:y="3.85254in" svg:width="0.21212in" svg:height="0.24489in" draw:id="id142" draw:style-name="a862" draw:name="Estrela: 5 Pontas 1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43" draw:style-name="a868" draw:name="CaixaDeTexto 13" svg:x="0.48077in" svg:y="5.46377in" svg:width="5.586in" svg:height="0.70684in">
          <draw:text-box>
            <text:p text:style-name="a864" text:class-names="" text:cond-style-name=""><text:span text:style-name="a863" text:class-names="">Endereço: Rua do mecânico 362</text:span></text:p>
            <text:p text:style-name="a867" text:class-names="" text:cond-style-name=""><text:span text:style-name="a865" text:class-names="">Lagoinha – Ribeirão Preto</text:span><text:span text:style-name="a866" text:class-names=""/></text:p>
          </draw:text-box>
          <svg:title/>
          <svg:desc/>
        </draw:frame>
        <draw:custom-shape svg:x="0.48077in" svg:y="6.38448in" svg:width="5.43215in" svg:height="0.64436in" draw:id="id144" draw:style-name="a871" draw:name="Retângulo: Cantos Arredondados 14">
          <svg:title/>
          <svg:desc/>
          <text:p text:style-name="a870" text:class-names="" text:cond-style-name=""><text:span text:style-name="a869" text:class-names="">Chamar no WhatsApp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8077in" svg:y="7.28839in" svg:width="0.80494in" svg:height="0.79561in" draw:id="id145" draw:style-name="a874" draw:name="Retângulo: Cantos Arredondados 15">
          <svg:title/>
          <svg:desc/>
          <text:p text:style-name="a873" text:class-names="" text:cond-style-name=""><text:span text:style-name="a872" text:class-names="">Fota do ins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877" draw:name="CaixaDeTexto 16" svg:x="1.30711in" svg:y="7.45584in" svg:width="2.41351in" svg:height="0.40391in">
          <draw:text-box>
            <text:p text:style-name="a876" text:class-names="" text:cond-style-name=""><text:span text:style-name="a875" text:class-names="">@SeuCarpiteiro</text:span></text:p>
          </draw:text-box>
          <svg:title/>
          <svg:desc/>
        </draw:frame>
        <draw:custom-shape svg:x="0.48077in" svg:y="8.17308in" svg:width="0.80494in" svg:height="0.90384in" draw:id="id147" draw:style-name="a880" draw:name="Retângulo: Cantos Arredondados 17">
          <svg:title/>
          <svg:desc/>
          <text:p text:style-name="a879" text:class-names="" text:cond-style-name=""><text:span text:style-name="a878" text:class-names="">F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883" draw:name="CaixaDeTexto 18" svg:x="1.25627in" svg:y="8.40378in" svg:width="1.94919in" svg:height="0.40391in">
          <draw:text-box>
            <text:p text:style-name="a882" text:class-names="" text:cond-style-name=""><text:span text:style-name="a881" text:class-names="">/FacebookSeuZé</text:span></text:p>
          </draw:text-box>
          <svg:title/>
          <svg:desc/>
        </draw:frame>
        <draw:custom-shape svg:x="0.48077in" svg:y="9.53846in" svg:width="5.43216in" svg:height="0.87246in" draw:id="id149" draw:style-name="a886" draw:name="Retângulo: Cantos Arredondados 19">
          <svg:title/>
          <svg:desc/>
          <text:p text:style-name="a885" text:class-names="" text:cond-style-name=""><text:span text:style-name="a884" text:class-names="">Solicit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5597in" svg:y="1.55597in" svg:width="1.88944in" svg:height="2.0015in" draw:id="id150" draw:style-name="a889" draw:name="Elipse 15">
          <svg:title/>
          <svg:desc/>
          <text:p text:style-name="a888" text:class-names="" text:cond-style-name=""><text:span text:style-name="a887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921">
          <draw:frame draw:id="id151" draw:style-name="a892" draw:name="Espaço Reservado para Número de Slide 6" svg:x="4.67953in" svg:y="11.10827in" svg:width="3.5878in" svg:height="0.58425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  <draw:page-thumbnail draw:page-number="5" svg:x="2.90104in" svg:y="0.88889in" svg:width="2.46528in" svg:height="4.38368in" presentation:class="page" draw:id="id152" presentation:style-name="a893" draw:name="Espaço Reservado para Imagem de Slide 1">
            <svg:title/>
            <svg:desc/>
          </draw:page-thumbnail>
          <draw:frame draw:id="id153" presentation:style-name="a920" draw:name="Espaço Reservado para Anotações 2" svg:x="0.82677in" svg:y="5.55394in" svg:width="6.61378in" svg:height="5.26142in" presentation:class="notes" presentation:placeholder="false">
            <draw:text-box>
              <text:p text:style-name="a895" text:class-names="" text:cond-style-name=""><text:span text:style-name="a894" text:class-names="">O cadastro para API do WHATSAPP business, no what Business, vai gerar um link pra pessoa que clicar no link, abrir o chat e esse link, seria enviado para gente e seria associado ao botão.</text:span></text:p>
              <text:p text:style-name="a897" text:class-names="" text:cond-style-name=""><text:span text:style-name="a896" text:class-names=""/></text:p>
              <text:p text:style-name="a899" text:class-names="" text:cond-style-name=""><text:span text:style-name="a898" text:class-names="">Se a pessoa não colocar o link do whats, vai exibir um chat.</text:span></text:p>
              <text:p text:style-name="a901" text:class-names="" text:cond-style-name=""><text:span text:style-name="a900" text:class-names=""/></text:p>
              <text:p text:style-name="a903" text:class-names="" text:cond-style-name=""><text:span text:style-name="a902" text:class-names="">Quando clicar em orçamento, vai abrir o whatsapp ou senão um chat.</text:span></text:p>
              <text:p text:style-name="a905" text:class-names="" text:cond-style-name=""><text:span text:style-name="a904" text:class-names=""/></text:p>
              <text:p text:style-name="a907" text:class-names="" text:cond-style-name=""><text:span text:style-name="a906" text:class-names="">Ver se o chat não vai ser muito difícil de fazer, se for, então vai ser apenas o whatsApp.</text:span></text:p>
              <text:p text:style-name="a909" text:class-names="" text:cond-style-name=""><text:span text:style-name="a908" text:class-names=""/></text:p>
              <text:p text:style-name="a911" text:class-names="" text:cond-style-name=""><text:span text:style-name="a910" text:class-names="">AGENDAMENTO – Ideia</text:span></text:p>
              <text:p text:style-name="a913" text:class-names="" text:cond-style-name=""><text:span text:style-name="a912" text:class-names="">Ver como vai ficar a ideia de se poder fazer um agendamento de serviço.</text:span></text:p>
              <text:p text:style-name="a915" text:class-names="" text:cond-style-name=""><text:span text:style-name="a914" text:class-names=""/></text:p>
              <text:p text:style-name="a917" text:class-names="" text:cond-style-name=""><text:span text:style-name="a916" text:class-names=""/></text:p>
              <text:p text:style-name="a919" text:class-names="" text:cond-style-name=""><text:span text:style-name="a918" text:class-names=""/></text:p>
            </draw:text-box>
            <svg:title/>
            <svg:desc/>
          </draw:frame>
        </presentation:notes>
      </draw:page>
      <draw:page draw:name="Slide13" draw:style-name="a922" draw:master-page-name="Master1-Layout7-blank-Em-Branco" presentation:presentation-page-layout-name="Master1-PPL7" draw:id="Slide-268">
        <draw:frame draw:id="id154" draw:style-name="a928" draw:name="CaixaDeTexto 7" svg:x="1.47115in" svg:y="5.05239in" svg:width="3.25908in" svg:height="0.70684in">
          <draw:text-box>
            <text:p text:style-name="a924" text:class-names="" text:cond-style-name=""><text:span text:style-name="a923" text:class-names="">Eletricista</text:span></text:p>
            <text:p text:style-name="a927" text:class-names="" text:cond-style-name=""><text:span text:style-name="a925" text:class-names="">Elétrica Maridão</text:span><text:span text:style-name="a926" text:class-names=""/></text:p>
          </draw:text-box>
          <svg:title/>
          <svg:desc/>
        </draw:frame>
        <draw:custom-shape svg:x="2.53712in" svg:y="4.74912in" svg:width="0.21212in" svg:height="0.24489in" draw:id="id155" draw:style-name="a931" draw:name="Estrela: 5 Pontas 8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156" draw:style-name="a934" draw:name="Estrela: 5 Pontas 9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157" draw:style-name="a937" draw:name="Estrela: 5 Pontas 10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158" draw:style-name="a940" draw:name="Estrela: 5 Pontas 11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159" draw:style-name="a943" draw:name="Estrela: 5 Pontas 12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60" draw:style-name="a946" draw:name="CaixaDeTexto 13" svg:x="0.38461in" svg:y="5.76949in" svg:width="5.586in" svg:height="0.40391in">
          <draw:text-box>
            <text:p text:style-name="a945" text:class-names="" text:cond-style-name=""><text:span text:style-name="a944" text:class-names="">Em andamento</text:span></text:p>
          </draw:text-box>
          <svg:title/>
          <svg:desc/>
        </draw:frame>
        <draw:custom-shape svg:x="0.31754in" svg:y="6.62489in" svg:width="5.40885in" svg:height="0.67487in" draw:id="id161" draw:style-name="a951" draw:name="Retângulo: Cantos Arredondados 14">
          <svg:title/>
          <svg:desc/>
          <text:p text:style-name="a950" text:class-names="" text:cond-style-name=""><text:span text:style-name="a947" text:class-names="">Ligar para<text:s text:c="1"/></text:span><text:span text:style-name="a948" text:class-names="">severino</text:span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6649in" svg:y="9.92934in" svg:width="5.43216in" svg:height="0.65694in" draw:id="id162" draw:style-name="a954" draw:name="Retângulo: Cantos Arredondados 19">
          <svg:title/>
          <svg:desc/>
          <text:p text:style-name="a953" text:class-names="" text:cond-style-name=""><text:span text:style-name="a952" text:class-names="">Cancelar visi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163" draw:style-name="a955" draw:name="Conector reto 21">
          <svg:title/>
          <svg:desc/>
        </draw:connector>
        <draw:connector draw:type="line" svg:x1="5.23542in" svg:y1="0.42424in" svg:x2="5.89777in" svg:y2="0.42424in" draw:id="id164" draw:style-name="a956" draw:name="Conector reto 22">
          <svg:title/>
          <svg:desc/>
        </draw:connector>
        <draw:connector draw:type="line" svg:x1="5.25057in" svg:y1="0.59091in" svg:x2="5.91292in" svg:y2="0.59091in" draw:id="id165" draw:style-name="a957" draw:name="Conector reto 23">
          <svg:title/>
          <svg:desc/>
        </draw:connector>
        <draw:custom-shape svg:x="1.84994in" svg:y="1.87391in" svg:width="2.5015in" svg:height="2.46863in" draw:id="id166" draw:style-name="a960" draw:name="Elipse 24">
          <svg:title/>
          <svg:desc/>
          <text:p text:style-name="a959" text:class-names="" text:cond-style-name=""><text:span text:style-name="a958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977">
          <draw:frame draw:id="id167" draw:style-name="a964" draw:name="Espaço Reservado para Número de Slide 6" svg:x="4.67953in" svg:y="11.10827in" svg:width="3.5878in" svg:height="0.58425in">
            <draw:text-box>
              <text:p text:style-name="a963" text:class-names="" text:cond-style-name=""><text:span text:style-name="a961" text:class-names=""><text:page-number style:num-format="1" text:fixed="false"/></text:span><text:span text:style-name="a962" text:class-names=""/></text:p>
            </draw:text-box>
            <svg:title/>
            <svg:desc/>
          </draw:frame>
          <draw:page-thumbnail draw:page-number="6" svg:x="2.90104in" svg:y="0.88889in" svg:width="2.46528in" svg:height="4.38368in" presentation:class="page" draw:id="id168" presentation:style-name="a965" draw:name="Espaço Reservado para Imagem de Slide 1">
            <svg:title/>
            <svg:desc/>
          </draw:page-thumbnail>
          <draw:frame draw:id="id169" presentation:style-name="a976" draw:name="Espaço Reservado para Anotações 2" svg:x="0.82677in" svg:y="5.55394in" svg:width="6.61378in" svg:height="5.26142in" presentation:class="notes" presentation:placeholder="false">
            <draw:text-box>
              <text:p text:style-name="a967" text:class-names="" text:cond-style-name=""><text:span text:style-name="a966" text:class-names="">Verificar se vai ter mesmo o sistema de avaliação.</text:span></text:p>
              <text:p text:style-name="a969" text:class-names="" text:cond-style-name=""><text:span text:style-name="a968" text:class-names=""/></text:p>
              <text:p text:style-name="a971" text:class-names="" text:cond-style-name=""><text:span text:style-name="a970" text:class-names="">Verificar questão de status, se vai alterar por proximidade, se o prestador está se deslocando, ou executando o serviço.</text:span></text:p>
              <text:p text:style-name="a973" text:class-names="" text:cond-style-name=""><text:span text:style-name="a972" text:class-names=""/></text:p>
              <text:p text:style-name="a975" text:class-names="" text:cond-style-name=""><text:span text:style-name="a974" text:class-names="">Quando o prestador finalizar o serviço abrir um Popup para avaliação do prestador.</text:span></text:p>
            </draw:text-box>
            <svg:title/>
            <svg:desc/>
          </draw:frame>
        </presentation:notes>
      </draw:page>
      <draw:page draw:name="Slide7" draw:style-name="a978" draw:master-page-name="Master1-Layout7-blank-Em-Branco" presentation:presentation-page-layout-name="Master1-PPL7" draw:id="Slide-262">
        <draw:frame draw:id="id170" draw:style-name="a981" draw:name="CaixaDeTexto 1" svg:x="0.26923in" svg:y="0.15385in" svg:width="5.07692in" svg:height="0.40391in">
          <draw:text-box>
            <text:p text:style-name="a980" text:class-names="" text:cond-style-name=""><text:span text:style-name="a979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71" draw:style-name="a984" draw:name="Retângulo: Cantos Arredondados 2">
          <svg:title/>
          <svg:desc/>
          <text:p text:style-name="a983" text:class-names="" text:cond-style-name=""><text:span text:style-name="a982" text:class-names="">Inici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72" draw:style-name="a987" draw:name="Elipse 3">
          <svg:title/>
          <svg:desc/>
          <text:p text:style-name="a986" text:class-names="" text:cond-style-name=""><text:span text:style-name="a985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990" draw:name="CaixaDeTexto 4" svg:x="0.51923in" svg:y="6.76923in" svg:width="5.07692in" svg:height="0.70684in">
          <draw:text-box>
            <text:p text:style-name="a989" text:class-names="" text:cond-style-name=""><text:span text:style-name="a988" text:class-names="">Robert Viadão</text:span></text:p>
          </draw:text-box>
          <svg:title/>
          <svg:desc/>
        </draw:frame>
        <draw:frame draw:id="id174" draw:style-name="a993" draw:name="CaixaDeTexto 5" svg:x="0.71154in" svg:y="0.80769in" svg:width="4.88462in" svg:height="1.00977in">
          <draw:text-box>
            <text:p text:style-name="a992" text:class-names="" text:cond-style-name=""><text:span text:style-name="a991" text:class-names="">Severino’s</text:span></text:p>
          </draw:text-box>
          <svg:title/>
          <svg:desc/>
        </draw:frame>
        <draw:frame draw:id="id175" draw:style-name="a996" draw:name="CaixaDeTexto 6" svg:x="1.88461in" svg:y="1.84621in" svg:width="2.34615in" svg:height="0.40391in">
          <draw:text-box>
            <text:p text:style-name="a995" text:class-names="" text:cond-style-name=""><text:span text:style-name="a994" text:class-names="">Bem vindo</text:span></text:p>
          </draw:text-box>
          <svg:title/>
          <svg:desc/>
        </draw:frame>
        <presentation:notes draw:style-name="a1006">
          <draw:page-thumbnail draw:page-number="7" svg:x="2.90104in" svg:y="0.88889in" svg:width="2.46528in" svg:height="4.38368in" presentation:class="page" draw:id="id176" presentation:style-name="a997" draw:name="Espaço Reservado para Imagem de Slide 1">
            <svg:title/>
            <svg:desc/>
          </draw:page-thumbnail>
          <draw:frame draw:id="id177" presentation:style-name="a1002" draw:name="Espaço Reservado para Anotações 2" svg:x="0.82677in" svg:y="5.55394in" svg:width="6.61378in" svg:height="5.26142in" presentation:class="notes" presentation:placeholder="false">
            <draw:text-box>
              <text:p text:style-name="a999" text:class-names="" text:cond-style-name=""><text:span text:style-name="a998" text:class-names="">Interface do prestador de serviço</text:span></text:p>
              <text:p text:style-name="a1001" text:class-names="" text:cond-style-name=""><text:span text:style-name="a1000" text:class-names=""/></text:p>
            </draw:text-box>
            <svg:title/>
            <svg:desc/>
          </draw:frame>
          <draw:frame draw:id="id178" draw:style-name="a1005" draw:name="Espaço Reservado para Número de Slide 3" svg:x="4.67953in" svg:y="11.10827in" svg:width="3.5878in" svg:height="0.58425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07" draw:master-page-name="Master1-Layout7-blank-Em-Branco" presentation:presentation-page-layout-name="Master1-PPL7" draw:id="Slide-263">
        <draw:frame draw:id="id179" draw:style-name="a1010" draw:name="CaixaDeTexto 1" svg:x="0.26923in" svg:y="0.21154in" svg:width="4.21608in" svg:height="0.40391in">
          <draw:text-box>
            <text:p text:style-name="a1009" text:class-names="" text:cond-style-name=""><text:span text:style-name="a1008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80" draw:style-name="a1013" draw:name="Retângulo: Cantos Arredondados 2">
          <svg:title/>
          <svg:desc/>
          <text:p text:style-name="a1012" text:class-names="" text:cond-style-name=""><text:span text:style-name="a1011" text:class-names="">Aguardando serviço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81" draw:style-name="a1016" draw:name="Elipse 3">
          <svg:title/>
          <svg:desc/>
          <text:p text:style-name="a1015" text:class-names="" text:cond-style-name=""><text:span text:style-name="a1014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2" draw:style-name="a1019" draw:name="CaixaDeTexto 4" svg:x="0.51923in" svg:y="6.76923in" svg:width="5.07692in" svg:height="0.70684in">
          <draw:text-box>
            <text:p text:style-name="a1018" text:class-names="" text:cond-style-name=""><text:span text:style-name="a1017" text:class-names="">Robert Viadão</text:span></text:p>
          </draw:text-box>
          <svg:title/>
          <svg:desc/>
        </draw:frame>
        <draw:frame draw:id="id183" draw:style-name="a1022" draw:name="CaixaDeTexto 5" svg:x="0.71154in" svg:y="0.80769in" svg:width="4.88462in" svg:height="1.00977in">
          <draw:text-box>
            <text:p text:style-name="a1021" text:class-names="" text:cond-style-name=""><text:span text:style-name="a1020" text:class-names="">Severino’s</text:span></text:p>
          </draw:text-box>
          <svg:title/>
          <svg:desc/>
        </draw:frame>
        <draw:frame draw:id="id184" draw:style-name="a1025" draw:name="CaixaDeTexto 6" svg:x="1.88461in" svg:y="1.84621in" svg:width="2.34615in" svg:height="0.40391in">
          <draw:text-box>
            <text:p text:style-name="a1024" text:class-names="" text:cond-style-name=""><text:span text:style-name="a1023" text:class-names="">Bem vindo</text:span></text:p>
          </draw:text-box>
          <svg:title/>
          <svg:desc/>
        </draw:frame>
        <draw:connector draw:type="line" svg:x1="5.31731in" svg:y1="0.21154in" svg:x2="5.875in" svg:y2="0.21154in" draw:id="id185" draw:style-name="a1026" draw:name="Conector reto 8">
          <svg:title/>
          <svg:desc/>
        </draw:connector>
        <draw:connector draw:type="line" svg:x1="5.31731in" svg:y1="0.3782in" svg:x2="5.875in" svg:y2="0.3782in" draw:id="id186" draw:style-name="a1027" draw:name="Conector reto 9">
          <svg:title/>
          <svg:desc/>
        </draw:connector>
        <draw:connector draw:type="line" svg:x1="5.31731in" svg:y1="0.56416in" svg:x2="5.875in" svg:y2="0.56416in" draw:id="id187" draw:style-name="a1028" draw:name="Conector reto 10">
          <svg:title/>
          <svg:desc/>
        </draw:connector>
        <draw:frame draw:id="id188" draw:style-name="a1031" draw:name="CaixaDeTexto 11" svg:x="3.80769in" svg:y="10.11538in" svg:width="2.06731in" svg:height="0.40391in">
          <draw:text-box>
            <text:p text:style-name="a1030" text:class-names="" text:cond-style-name=""><text:span text:style-name="a1029" text:class-names="">Encerrar</text:span></text:p>
          </draw:text-box>
          <svg:title/>
          <svg:desc/>
        </draw:frame>
        <presentation:notes draw:style-name="a1043">
          <draw:page-thumbnail draw:page-number="8" svg:x="2.90104in" svg:y="0.88889in" svg:width="2.46528in" svg:height="4.38368in" presentation:class="page" draw:id="id189" presentation:style-name="a1032" draw:name="Espaço Reservado para Imagem de Slide 1">
            <svg:title/>
            <svg:desc/>
          </draw:page-thumbnail>
          <draw:frame draw:id="id190" presentation:style-name="a1039" draw:name="Espaço Reservado para Anotações 2" svg:x="0.82677in" svg:y="5.55394in" svg:width="6.61378in" svg:height="5.26142in" presentation:class="notes" presentation:placeholder="false">
            <draw:text-box>
              <text:p text:style-name="a1034" text:class-names="" text:cond-style-name=""><text:span text:style-name="a1033" text:class-names="">Interface do prestador de serviço</text:span></text:p>
              <text:p text:style-name="a1036" text:class-names="" text:cond-style-name=""><text:span text:style-name="a1035" text:class-names="">Mais de um serviço ao mesmo tempo (caso de empresas)</text:span></text:p>
              <text:p text:style-name="a1038" text:class-names="" text:cond-style-name=""><text:span text:style-name="a1037" text:class-names=""/></text:p>
            </draw:text-box>
            <svg:title/>
            <svg:desc/>
          </draw:frame>
          <draw:frame draw:id="id191" draw:style-name="a1042" draw:name="Espaço Reservado para Número de Slide 3" svg:x="4.67953in" svg:y="11.10827in" svg:width="3.5878in" svg:height="0.58425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44" draw:master-page-name="Master1-Layout7-blank-Em-Branco" presentation:presentation-page-layout-name="Master1-PPL7" draw:id="Slide-265">
        <draw:frame draw:id="id192" draw:style-name="a1047" draw:name="CaixaDeTexto 1" svg:x="0.26923in" svg:y="0.21154in" svg:width="4.21608in" svg:height="0.40391in">
          <draw:text-box>
            <text:p text:style-name="a1046" text:class-names="" text:cond-style-name=""><text:span text:style-name="a1045" text:class-names="">Interface do prestador de serviço</text:span></text:p>
          </draw:text-box>
          <svg:title/>
          <svg:desc/>
        </draw:frame>
        <draw:custom-shape svg:x="1.71608in" svg:y="3.52887in" svg:width="2.76923in" svg:height="2.86539in" draw:id="id193" draw:style-name="a1050" draw:name="Elipse 3">
          <svg:title/>
          <svg:desc/>
          <text:p text:style-name="a1049" text:class-names="" text:cond-style-name=""><text:span text:style-name="a1048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4" draw:style-name="a1053" draw:name="CaixaDeTexto 5" svg:x="0.71154in" svg:y="0.80769in" svg:width="4.88462in" svg:height="1.00977in">
          <draw:text-box>
            <text:p text:style-name="a1052" text:class-names="" text:cond-style-name=""><text:span text:style-name="a1051" text:class-names="">Severino’s</text:span></text:p>
          </draw:text-box>
          <svg:title/>
          <svg:desc/>
        </draw:frame>
        <draw:frame draw:id="id195" draw:style-name="a1056" draw:name="CaixaDeTexto 6" svg:x="1.88461in" svg:y="1.84621in" svg:width="2.34615in" svg:height="0.40391in">
          <draw:text-box>
            <text:p text:style-name="a1055" text:class-names="" text:cond-style-name=""><text:span text:style-name="a1054" text:class-names="">Bem vindo</text:span></text:p>
          </draw:text-box>
          <svg:title/>
          <svg:desc/>
        </draw:frame>
        <draw:connector draw:type="line" svg:x1="5.31731in" svg:y1="0.21154in" svg:x2="5.875in" svg:y2="0.21154in" draw:id="id196" draw:style-name="a1057" draw:name="Conector reto 8">
          <svg:title/>
          <svg:desc/>
        </draw:connector>
        <draw:connector draw:type="line" svg:x1="5.31731in" svg:y1="0.3782in" svg:x2="5.875in" svg:y2="0.3782in" draw:id="id197" draw:style-name="a1058" draw:name="Conector reto 9">
          <svg:title/>
          <svg:desc/>
        </draw:connector>
        <draw:connector draw:type="line" svg:x1="5.31731in" svg:y1="0.56416in" svg:x2="5.875in" svg:y2="0.56416in" draw:id="id198" draw:style-name="a1059" draw:name="Conector reto 10">
          <svg:title/>
          <svg:desc/>
        </draw:connector>
        <draw:custom-shape svg:x="0.21713in" svg:y="6.61818in" svg:width="5.86804in" svg:height="4.19459in" draw:id="id199" draw:style-name="a1062" draw:name="Retângulo 11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draw:style-name="a1065" draw:name="CaixaDeTexto 12" svg:x="1.5721in" svg:y="6.93444in" svg:width="5.31731in" svg:height="0.5722in">
          <draw:text-box>
            <text:p text:style-name="a1064" text:class-names="" text:cond-style-name=""><text:span text:style-name="a1063" text:class-names="">Severinooooooo</text:span></text:p>
          </draw:text-box>
          <svg:title/>
          <svg:desc/>
        </draw:frame>
        <draw:frame draw:id="id201" draw:style-name="a1072" draw:name="CaixaDeTexto 13" svg:x="0.50261in" svg:y="7.67205in" svg:width="5.19616in" svg:height="1.85124in">
          <draw:text-box>
            <text:p text:style-name="a1067" text:class-names="" text:cond-style-name=""><text:span text:style-name="a1066" text:class-names="">Pedro Precisa do seu serviço de Mecânico</text:span></text:p>
            <text:p text:style-name="a1069" text:class-names="" text:cond-style-name=""><text:span text:style-name="a1068" text:class-names=""/></text:p>
            <text:p text:style-name="a1071" text:class-names="" text:cond-style-name=""><text:span text:style-name="a1070" text:class-names="">“ Carro explodiu “</text:span></text:p>
          </draw:text-box>
          <svg:title/>
          <svg:desc/>
        </draw:frame>
        <draw:connector draw:type="line" svg:x1="0in" svg:y1="9.80299in" svg:x2="6.20139in" svg:y2="9.80299in" draw:id="id202" draw:style-name="a1073" draw:name="Conector reto 15">
          <svg:title/>
          <svg:desc/>
        </draw:connector>
        <draw:frame draw:id="id203" draw:style-name="a1076" draw:name="CaixaDeTexto 17" svg:x="0.21713in" svg:y="9.87195in" svg:width="5.76713in" svg:height="0.77415in">
          <draw:text-box>
            <text:p text:style-name="a1075" text:class-names="" text:cond-style-name=""><text:span text:style-name="a1074" text:class-names="">Aceitar</text:span></text:p>
          </draw:text-box>
          <svg:title/>
          <svg:desc/>
        </draw:frame>
        <draw:custom-shape svg:x="5.59615in" svg:y="6.77148in" svg:width="0.48902in" svg:height="0.45791in" draw:id="id204" draw:style-name="a1079" draw:name="Sinal de Multiplicação 13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presentation:notes draw:style-name="a1092">
          <draw:page-thumbnail draw:page-number="9" svg:x="2.90104in" svg:y="0.88889in" svg:width="2.46528in" svg:height="4.38368in" presentation:class="page" draw:id="id205" presentation:style-name="a1080" draw:name="Espaço Reservado para Imagem de Slide 1">
            <svg:title/>
            <svg:desc/>
          </draw:page-thumbnail>
          <draw:frame draw:id="id206" presentation:style-name="a1087" draw:name="Espaço Reservado para Anotações 2" svg:x="0.82677in" svg:y="5.55394in" svg:width="6.61378in" svg:height="5.26142in" presentation:class="notes" presentation:placeholder="false">
            <draw:text-box>
              <text:p text:style-name="a1082" text:class-names="" text:cond-style-name=""><text:span text:style-name="a1081" text:class-names="">Interface do prestador de serviço</text:span></text:p>
              <text:p text:style-name="a1084" text:class-names="" text:cond-style-name=""><text:span text:style-name="a1083" text:class-names="">Mais de um serviço ao mesmo tempo (caso de empresas)</text:span></text:p>
              <text:p text:style-name="a1086" text:class-names="" text:cond-style-name=""><text:span text:style-name="a1085" text:class-names=""/></text:p>
            </draw:text-box>
            <svg:title/>
            <svg:desc/>
          </draw:frame>
          <draw:frame draw:id="id207" draw:style-name="a1091" draw:name="Espaço Reservado para Número de Slide 3" svg:x="4.67953in" svg:y="11.10827in" svg:width="3.5878in" svg:height="0.58425in">
            <draw:text-box>
              <text:p text:style-name="a1090" text:class-names="" text:cond-style-name=""><text:span text:style-name="a1088" text:class-names=""><text:page-number style:num-format="1" text:fixed="false"/></text:span><text:span text:style-name="a1089" text:class-names=""/></text:p>
            </draw:text-box>
            <svg:title/>
            <svg:desc/>
          </draw:frame>
        </presentation:notes>
      </draw:page>
      <draw:page draw:name="Slide11" draw:style-name="a1093" draw:master-page-name="Master1-Layout7-blank-Em-Branco" presentation:presentation-page-layout-name="Master1-PPL7" draw:id="Slide-266">
        <draw:custom-shape svg:x="0.19231in" svg:y="0.34615in" svg:width="5.86538in" svg:height="1.09616in" draw:id="id208" draw:style-name="a1096" draw:name="Retângulo 1">
          <svg:title/>
          <svg:desc/>
          <text:p text:style-name="a1095" text:class-names="" text:cond-style-name=""><text:span text:style-name="a1094" text:class-names="">Pedr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209" draw:style-name="a1099" draw:name="Retângulo 2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210" draw:style-name="a1102" draw:name="Retângulo: Cantos Arredondados 3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211" draw:style-name="a1105" draw:name="Retângulo: Cantos Arredondados 4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212" draw:style-name="a1108" draw:name="Retângulo: Cantos Arredondados 6">
          <svg:title/>
          <svg:desc/>
          <text:p text:style-name="a1107" text:class-names="" text:cond-style-name=""><text:span text:style-name="a1106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213" draw:style-name="a1111" draw:name="Elipse 7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214" draw:style-name="a1114" draw:name="Seta: Pentágono 8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36002in" svg:y="8.8115in" svg:width="2.56865in" svg:height="0.81023in" draw:id="id215" draw:style-name="a1117" draw:name="Retângulo: Cantos Arredondados 8">
          <svg:title/>
          <svg:desc/>
          <text:p text:style-name="a1116" text:class-names="" text:cond-style-name=""><text:span text:style-name="a1115" text:class-names="">Inici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6968in" svg:y="8.8115in" svg:width="2.5316in" svg:height="0.81023in" draw:id="id216" draw:style-name="a1120" draw:name="Retângulo: Cantos Arredondados 9">
          <svg:title/>
          <svg:desc/>
          <text:p text:style-name="a1119" text:class-names="" text:cond-style-name=""><text:span text:style-name="a1118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27">
          <draw:page-thumbnail draw:page-number="10" svg:x="2.90104in" svg:y="0.88889in" svg:width="2.46528in" svg:height="4.38368in" presentation:class="page" draw:id="id217" presentation:style-name="a1121" draw:name="Espaço Reservado para Imagem de Slide 1">
            <svg:title/>
            <svg:desc/>
          </draw:page-thumbnail>
          <draw:frame draw:id="id218" presentation:style-name="a112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19" draw:style-name="a1126" draw:name="Espaço Reservado para Número de Slide 3" svg:x="4.67953in" svg:y="11.10827in" svg:width="3.5878in" svg:height="0.58425in">
            <draw:text-box>
              <text:p text:style-name="a1125" text:class-names="" text:cond-style-name=""><text:span text:style-name="a1123" text:class-names=""><text:page-number style:num-format="1" text:fixed="false"/></text:span><text:span text:style-name="a1124" text:class-names=""/></text:p>
            </draw:text-box>
            <svg:title/>
            <svg:desc/>
          </draw:frame>
        </presentation:notes>
      </draw:page>
      <draw:page draw:name="Slide12" draw:style-name="a1128" draw:master-page-name="Master1-Layout7-blank-Em-Branco" presentation:presentation-page-layout-name="Master1-PPL7" draw:id="Slide-267">
        <draw:frame draw:id="id220" draw:style-name="a1135" draw:name="CaixaDeTexto 7" svg:x="1.54989in" svg:y="4.79473in" svg:width="3.25908in" svg:height="1.21172in">
          <draw:text-box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>Pedro Gabe Martins</text:span></text:p>
            <text:p text:style-name="a1134" text:class-names="" text:cond-style-name=""><text:span text:style-name="a1133" text:class-names=""/></text:p>
          </draw:text-box>
          <svg:title/>
          <svg:desc/>
        </draw:frame>
        <draw:custom-shape svg:x="2.53712in" svg:y="4.74912in" svg:width="0.21212in" svg:height="0.24489in" draw:id="id221" draw:style-name="a1138" draw:name="Estrela: 5 Pontas 8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222" draw:style-name="a1141" draw:name="Estrela: 5 Pontas 9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223" draw:style-name="a1144" draw:name="Estrela: 5 Pontas 10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224" draw:style-name="a1147" draw:name="Estrela: 5 Pontas 11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225" draw:style-name="a1150" draw:name="Estrela: 5 Pontas 12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226" draw:style-name="a1156" draw:name="CaixaDeTexto 13" svg:x="0.48077in" svg:y="5.73753in" svg:width="5.586in" svg:height="0.70684in">
          <draw:text-box>
            <text:p text:style-name="a1152" text:class-names="" text:cond-style-name=""><text:span text:style-name="a1151" text:class-names="">Endereço: Rua Francisco Junqueira 3201</text:span></text:p>
            <text:p text:style-name="a1155" text:class-names="" text:cond-style-name=""><text:span text:style-name="a1153" text:class-names="">Bloco 5 Apto 01</text:span><text:span text:style-name="a1154" text:class-names=""/></text:p>
          </draw:text-box>
          <svg:title/>
          <svg:desc/>
        </draw:frame>
        <draw:custom-shape svg:x="0.31754in" svg:y="6.51302in" svg:width="5.40885in" svg:height="0.67487in" draw:id="id227" draw:style-name="a1159" draw:name="Retângulo: Cantos Arredondados 14">
          <svg:title/>
          <svg:desc/>
          <text:p text:style-name="a1158" text:class-names="" text:cond-style-name=""><text:span text:style-name="a1157" text:class-names="">Ligar para clien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8461in" svg:y="8.93488in" svg:width="5.43216in" svg:height="0.87246in" draw:id="id228" draw:style-name="a1162" draw:name="Retângulo: Cantos Arredondados 19">
          <svg:title/>
          <svg:desc/>
          <text:p text:style-name="a1161" text:class-names="" text:cond-style-name=""><text:span text:style-name="a1160" text:class-names="">Finaliz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229" draw:style-name="a1163" draw:name="Conector reto 21">
          <svg:title/>
          <svg:desc/>
        </draw:connector>
        <draw:connector draw:type="line" svg:x1="5.23542in" svg:y1="0.42424in" svg:x2="5.89777in" svg:y2="0.42424in" draw:id="id230" draw:style-name="a1164" draw:name="Conector reto 22">
          <svg:title/>
          <svg:desc/>
        </draw:connector>
        <draw:connector draw:type="line" svg:x1="5.25057in" svg:y1="0.59091in" svg:x2="5.91292in" svg:y2="0.59091in" draw:id="id231" draw:style-name="a1165" draw:name="Conector reto 23">
          <svg:title/>
          <svg:desc/>
        </draw:connector>
        <draw:custom-shape svg:x="1.84994in" svg:y="1.87391in" svg:width="2.5015in" svg:height="2.46863in" draw:id="id232" draw:style-name="a1168" draw:name="Elipse 24">
          <svg:title/>
          <svg:desc/>
          <text:p text:style-name="a1167" text:class-names="" text:cond-style-name=""><text:span text:style-name="a1166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3" draw:style-name="a1171" draw:name="CaixaDeTexto 26" svg:x="0.27261in" svg:y="9.93867in" svg:width="2.37056in" svg:height="0.40391in">
          <draw:text-box>
            <text:p text:style-name="a1170" text:class-names="" text:cond-style-name=""><text:span text:style-name="a1169" text:class-names="">Cancelar visita</text:span></text:p>
          </draw:text-box>
          <svg:title/>
          <svg:desc/>
        </draw:frame>
        <presentation:notes draw:style-name="a1184">
          <draw:frame draw:id="id234" draw:style-name="a1175" draw:name="Espaço Reservado para Número de Slide 6" svg:x="4.67953in" svg:y="11.10827in" svg:width="3.5878in" svg:height="0.58425in">
            <draw:text-box>
              <text:p text:style-name="a1174" text:class-names="" text:cond-style-name=""><text:span text:style-name="a1172" text:class-names=""><text:page-number style:num-format="1" text:fixed="false"/></text:span><text:span text:style-name="a1173" text:class-names=""/></text:p>
            </draw:text-box>
            <svg:title/>
            <svg:desc/>
          </draw:frame>
          <draw:page-thumbnail draw:page-number="11" svg:x="2.90104in" svg:y="0.88889in" svg:width="2.46528in" svg:height="4.38368in" presentation:class="page" draw:id="id235" presentation:style-name="a1176" draw:name="Espaço Reservado para Imagem de Slide 1">
            <svg:title/>
            <svg:desc/>
          </draw:page-thumbnail>
          <draw:frame draw:id="id236" presentation:style-name="a1183" draw:name="Espaço Reservado para Anotações 2" svg:x="0.82677in" svg:y="5.55394in" svg:width="6.61378in" svg:height="5.26142in" presentation:class="notes" presentation:placeholder="false">
            <draw:text-box>
              <text:p text:style-name="a1178" text:class-names="" text:cond-style-name=""><text:span text:style-name="a1177" text:class-names="">Verificar se vai ter mesmo o sistema de avaliação.</text:span></text:p>
              <text:p text:style-name="a1180" text:class-names="" text:cond-style-name=""><text:span text:style-name="a1179" text:class-names="">Quando o prestador finalizar o serviço abrir um Popup para avaliação do cliente.</text:span></text:p>
              <text:p text:style-name="a1182" text:class-names="" text:cond-style-name=""><text:span text:style-name="a1181" text:class-names=""/></text:p>
            </draw:text-box>
            <svg:title/>
            <svg:desc/>
          </draw:frame>
        </presentation:notes>
      </draw:page>
      <draw:page draw:name="Slide14" draw:style-name="a1185" draw:master-page-name="Master1-Layout7-blank-Em-Branco" presentation:presentation-page-layout-name="Master1-PPL7" draw:id="Slide-269">
        <draw:connector draw:type="line" svg:x1="5.22727in" svg:y1="0.27273in" svg:x2="5.88962in" svg:y2="0.27273in" draw:id="id237" draw:style-name="a1186" draw:name="Conector reto 1">
          <svg:title/>
          <svg:desc/>
        </draw:connector>
        <draw:connector draw:type="line" svg:x1="5.25328in" svg:y1="0.42424in" svg:x2="5.91562in" svg:y2="0.42424in" draw:id="id238" draw:style-name="a1187" draw:name="Conector reto 2">
          <svg:title/>
          <svg:desc/>
        </draw:connector>
        <draw:connector draw:type="line" svg:x1="5.25057in" svg:y1="0.59091in" svg:x2="5.91292in" svg:y2="0.59091in" draw:id="id239" draw:style-name="a1188" draw:name="Conector reto 3">
          <svg:title/>
          <svg:desc/>
        </draw:connector>
        <draw:custom-shape svg:x="0.16071in" svg:y="1.11472in" svg:width="5.91071in" svg:height="5.11743in" draw:id="id240" draw:style-name="a1191" draw:name="Retângulo: Cantos Arredondados 4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41" draw:style-name="a1194" draw:name="CaixaDeTexto 5" svg:x="0.35514in" svg:y="3.32991in" svg:width="4.71265in" svg:height="0.70684in">
          <draw:text-box>
            <text:p text:style-name="a1193" text:class-names="" text:cond-style-name=""><text:span text:style-name="a1192" text:class-names="">Editar perfil</text:span></text:p>
          </draw:text-box>
          <svg:title/>
          <svg:desc/>
        </draw:frame>
        <draw:frame draw:id="id242" draw:style-name="a1197" draw:name="CaixaDeTexto 6" svg:x="1.13359in" svg:y="1.3045in" svg:width="3.9342in" svg:height="0.40391in">
          <draw:text-box>
            <text:p text:style-name="a1196" text:class-names="" text:cond-style-name=""><text:span text:style-name="a1195" text:class-names="">SEVERINOS</text:span></text:p>
          </draw:text-box>
          <svg:title/>
          <svg:desc/>
        </draw:frame>
        <draw:custom-shape svg:x="0.61964in" svg:y="2.10714in" svg:width="0.8625in" svg:height="0.76786in" draw:id="id243" draw:style-name="a1200" draw:name="Elipse 7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4" draw:style-name="a1203" draw:name="CaixaDeTexto 8" svg:x="1.71429in" svg:y="2.10714in" svg:width="3.53628in" svg:height="0.40391in">
          <draw:text-box>
            <text:p text:style-name="a1202" text:class-names="" text:cond-style-name=""><text:span text:style-name="a1201" text:class-names="">Harley Liberato</text:span></text:p>
          </draw:text-box>
          <svg:title/>
          <svg:desc/>
        </draw:frame>
        <draw:connector draw:type="line" svg:x1="0.25in" svg:y1="3.08929in" svg:x2="5.91292in" svg:y2="3.08929in" draw:id="id245" draw:style-name="a1204" draw:name="Conector reto 10">
          <svg:title/>
          <svg:desc/>
        </draw:connector>
        <draw:frame draw:id="id246" draw:style-name="a1207" draw:name="CaixaDeTexto 11" svg:x="0.35514in" svg:y="4.06188in" svg:width="4.71265in" svg:height="0.70684in">
          <draw:text-box>
            <text:p text:style-name="a1206" text:class-names="" text:cond-style-name=""><text:span text:style-name="a1205" text:class-names="">Histórico de serviços</text:span></text:p>
          </draw:text-box>
          <svg:title/>
          <svg:desc/>
        </draw:frame>
        <draw:frame draw:id="id247" draw:style-name="a1210" draw:name="CaixaDeTexto 15" svg:x="0.35514in" svg:y="4.79865in" svg:width="4.71265in" svg:height="0.70684in">
          <draw:text-box>
            <text:p text:style-name="a1209" text:class-names="" text:cond-style-name=""><text:span text:style-name="a1208" text:class-names="">Central de ajuda</text:span></text:p>
          </draw:text-box>
          <svg:title/>
          <svg:desc/>
        </draw:frame>
      </draw:page>
      <draw:page draw:name="Slide15" draw:style-name="a1211" draw:master-page-name="Master1-Layout7-blank-Em-Branco" presentation:presentation-page-layout-name="Master1-PPL7" draw:id="Slide-270">
        <draw:custom-shape svg:x="0.125in" svg:y="0.96428in" svg:width="5.94643in" svg:height="1.44643in" draw:id="id248" draw:style-name="a1214" draw:name="Retângulo 1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1.14732in" svg:width="1.10714in" svg:height="1.08036in" draw:id="id249" draw:style-name="a1217" draw:name="Elipse 2">
          <svg:title/>
          <svg:desc/>
          <text:p text:style-name="a1216" text:class-names="" text:cond-style-name=""><text:span text:style-name="a1215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0" draw:style-name="a1226" draw:name="CaixaDeTexto 3" svg:x="1.53571in" svg:y="1.14732in" svg:width="4.41567in" svg:height="1.3127in">
          <draw:text-box>
            <text:p text:style-name="a1219" text:class-names="" text:cond-style-name=""><text:span text:style-name="a1218" text:class-names="">Eletricista</text:span></text:p>
            <text:p text:style-name="a1221" text:class-names="" text:cond-style-name=""><text:span text:style-name="a1220" text:class-names="">Elétrica do Manoel<text:s text:c="1"/></text:span></text:p>
            <text:p text:style-name="a1223" text:class-names="" text:cond-style-name=""><text:span text:style-name="a1222" text:class-names="">22/01/2010 – 10:10:30</text:span></text:p>
            <text:p text:style-name="a1225" text:class-names="" text:cond-style-name=""><text:span text:style-name="a1224" text:class-names=""/></text:p>
          </draw:text-box>
          <svg:title/>
          <svg:desc/>
        </draw:frame>
        <draw:custom-shape svg:x="0.125in" svg:y="2.67151in" svg:width="5.94643in" svg:height="1.44643in" draw:id="id251" draw:style-name="a1229" draw:name="Retângulo 4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2.85455in" svg:width="1.10714in" svg:height="1.08036in" draw:id="id252" draw:style-name="a1232" draw:name="Elipse 5">
          <svg:title/>
          <svg:desc/>
          <text:p text:style-name="a1231" text:class-names="" text:cond-style-name=""><text:span text:style-name="a1230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3" draw:style-name="a1241" draw:name="CaixaDeTexto 6" svg:x="1.53571in" svg:y="2.85455in" svg:width="4.41567in" svg:height="1.3127in">
          <draw:text-box>
            <text:p text:style-name="a1234" text:class-names="" text:cond-style-name=""><text:span text:style-name="a1233" text:class-names="">Mecânico</text:span></text:p>
            <text:p text:style-name="a1236" text:class-names="" text:cond-style-name=""><text:span text:style-name="a1235" text:class-names="">Elétrica do Manoel<text:s text:c="1"/></text:span></text:p>
            <text:p text:style-name="a1238" text:class-names="" text:cond-style-name=""><text:span text:style-name="a1237" text:class-names="">22/01/2010 – 10:10:30</text:span></text:p>
            <text:p text:style-name="a1240" text:class-names="" text:cond-style-name=""><text:span text:style-name="a1239" text:class-names=""/></text:p>
          </draw:text-box>
          <svg:title/>
          <svg:desc/>
        </draw:frame>
        <draw:custom-shape svg:x="0.125in" svg:y="4.35374in" svg:width="5.94643in" svg:height="1.44643in" draw:id="id254" draw:style-name="a1244" draw:name="Retângulo 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4.53677in" svg:width="1.10714in" svg:height="1.08036in" draw:id="id255" draw:style-name="a1247" draw:name="Elipse 8">
          <svg:title/>
          <svg:desc/>
          <text:p text:style-name="a1246" text:class-names="" text:cond-style-name=""><text:span text:style-name="a1245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6" draw:style-name="a1256" draw:name="CaixaDeTexto 9" svg:x="1.53571in" svg:y="4.53677in" svg:width="4.41567in" svg:height="1.3127in">
          <draw:text-box>
            <text:p text:style-name="a1249" text:class-names="" text:cond-style-name=""><text:span text:style-name="a1248" text:class-names="">Encanador</text:span></text:p>
            <text:p text:style-name="a1251" text:class-names="" text:cond-style-name=""><text:span text:style-name="a1250" text:class-names="">Elétrica do Manoel<text:s text:c="1"/></text:span></text:p>
            <text:p text:style-name="a1253" text:class-names="" text:cond-style-name=""><text:span text:style-name="a1252" text:class-names="">22/01/2010 – 10:10:30</text:span></text:p>
            <text:p text:style-name="a1255" text:class-names="" text:cond-style-name=""><text:span text:style-name="a1254" text:class-names=""/></text:p>
          </draw:text-box>
          <svg:title/>
          <svg:desc/>
        </draw:frame>
        <presentation:notes draw:style-name="a1264">
          <draw:page-thumbnail draw:page-number="13" svg:x="2.90104in" svg:y="0.88889in" svg:width="2.46528in" svg:height="4.38368in" presentation:class="page" draw:id="id257" presentation:style-name="a1257" draw:name="Espaço Reservado para Imagem de Slide 1">
            <svg:title/>
            <svg:desc/>
          </draw:page-thumbnail>
          <draw:frame draw:id="id258" presentation:style-name="a1260" draw:name="Espaço Reservado para Anotações 2" svg:x="0.82677in" svg:y="5.55394in" svg:width="6.61378in" svg:height="5.26142in" presentation:class="notes" presentation:placeholder="false">
            <draw:text-box>
              <text:p text:style-name="a1259" text:class-names="" text:cond-style-name=""><text:span text:style-name="a1258" text:class-names="">Tela de histórico de registro para cliente e prestador</text:span></text:p>
            </draw:text-box>
            <svg:title/>
            <svg:desc/>
          </draw:frame>
          <draw:frame draw:id="id259" draw:style-name="a1263" draw:name="Espaço Reservado para Número de Slide 3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265" draw:master-page-name="Master1-Layout7-blank-Em-Branco" presentation:presentation-page-layout-name="Master1-PPL7" draw:id="Slide-261">
        <draw:custom-shape svg:x="0.19231in" svg:y="0.34615in" svg:width="5.86538in" svg:height="0.86538in" draw:id="id260" draw:style-name="a1268" draw:name="Retângulo 1">
          <svg:title/>
          <svg:desc/>
          <text:p text:style-name="a1267" text:class-names="" text:cond-style-name=""><text:span text:style-name="a1266" text:class-names="">Elétrica da meia no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261" draw:style-name="a1271" draw:name="Retângulo 2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262" draw:style-name="a1274" draw:name="Retângulo: Cantos Arredondados 3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263" draw:style-name="a1277" draw:name="Retângulo: Cantos Arredondados 4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264" draw:style-name="a1280" draw:name="Retângulo: Cantos Arredondados 6">
          <svg:title/>
          <svg:desc/>
          <text:p text:style-name="a1279" text:class-names="" text:cond-style-name=""><text:span text:style-name="a1278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265" draw:style-name="a1283" draw:name="Elipse 7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266" draw:style-name="a1286" draw:name="Seta: Pentágono 8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19231in" svg:y="8.90909in" svg:width="2.90838in" svg:height="0.79924in" draw:id="id267" draw:style-name="a1289" draw:name="Retângulo: Cantos Arredondados 8">
          <svg:title/>
          <svg:desc/>
          <text:p text:style-name="a1288" text:class-names="" text:cond-style-name=""><text:span text:style-name="a1287" text:class-names="">Confirm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1182in" svg:y="8.90363in" svg:width="2.70055in" svg:height="0.81023in" draw:id="id268" draw:style-name="a1292" draw:name="Retângulo: Cantos Arredondados 9">
          <svg:title/>
          <svg:desc/>
          <text:p text:style-name="a1291" text:class-names="" text:cond-style-name=""><text:span text:style-name="a1290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00">
          <draw:page-thumbnail draw:page-number="14" svg:x="2.90104in" svg:y="0.88889in" svg:width="2.46528in" svg:height="4.38368in" presentation:class="page" draw:id="id269" presentation:style-name="a1293" draw:name="Espaço Reservado para Imagem de Slide 1">
            <svg:title/>
            <svg:desc/>
          </draw:page-thumbnail>
          <draw:frame draw:id="id270" presentation:style-name="a1296" draw:name="Espaço Reservado para Anotações 2" svg:x="0.82677in" svg:y="5.55394in" svg:width="6.61378in" svg:height="5.26142in" presentation:class="notes" presentation:placeholder="false">
            <draw:text-box>
              <text:p text:style-name="a1295" text:class-names="" text:cond-style-name=""><text:span text:style-name="a1294" text:class-names="">O cliente confirma e o prestador aceita do outro lado.</text:span></text:p>
            </draw:text-box>
            <svg:title/>
            <svg:desc/>
          </draw:frame>
          <draw:frame draw:id="id271" draw:style-name="a1299" draw:name="Espaço Reservado para Número de Slide 3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7604in" svg:y="1.80382in" svg:width="4.65104in" svg:height="3.83854in"/>
      <presentation:placeholder presentation:object="subtitle" svg:x="0.77604in" svg:y="5.78993in" svg:width="4.65104in" svg:height="2.66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2" style:display-name="Título e Conteúdo">
      <presentation:placeholder presentation:object="title" svg:x="0.30984in" svg:y="0.43937in" svg:width="5.58031in" svg:height="1.84016in"/>
      <presentation:placeholder presentation:object="object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3" style:display-name="Cabeçalho da Seção">
      <presentation:placeholder presentation:object="title" svg:x="0.42361in" svg:y="2.74826in" svg:width="5.34896in" svg:height="4.58681in"/>
      <presentation:placeholder presentation:object="outline" svg:x="0.42361in" svg:y="7.37847in" svg:width="5.34896in" svg:height="2.41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4" style:display-name="Duas Partes de Conteúdo">
      <presentation:placeholder presentation:object="title" svg:x="0.30984in" svg:y="0.43937in" svg:width="5.58031in" svg:height="1.84016in"/>
      <presentation:placeholder presentation:object="object" svg:x="0.30903in" svg:y="2.57986in" svg:width="2.7066in" svg:height="6.39236in"/>
      <presentation:placeholder presentation:object="object" svg:x="3.18229in" svg:y="2.57986in" svg:width="2.70833in" svg:height="6.3923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5" style:display-name="Comparação">
      <presentation:placeholder presentation:object="title" svg:x="0.42708in" svg:y="0.58681in" svg:width="5.34896in" svg:height="2.13021in"/>
      <presentation:placeholder presentation:object="outline" svg:x="0.42708in" svg:y="2.70313in" svg:width="2.62326in" svg:height="1.32465in"/>
      <presentation:placeholder presentation:object="object" svg:x="0.42708in" svg:y="4.02778in" svg:width="2.62326in" svg:height="5.92188in"/>
      <presentation:placeholder presentation:object="outline" svg:x="3.13889in" svg:y="2.70313in" svg:width="2.63715in" svg:height="1.32465in"/>
      <presentation:placeholder presentation:object="object" svg:x="3.13889in" svg:y="4.02778in" svg:width="2.63715in" svg:height="5.92188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6" style:display-name="Somente Título">
      <presentation:placeholder presentation:object="title" svg:x="0.30984in" svg:y="0.43937in" svg:width="5.58031in" svg:height="1.8401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7" style:display-name="Em Branco"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8" style:display-name="Conteúdo com Legenda">
      <presentation:placeholder presentation:object="title" svg:x="0.42708in" svg:y="0.73438in" svg:width="2in" svg:height="2.57292in"/>
      <presentation:placeholder presentation:object="object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9" style:display-name="Imagem com Legenda">
      <presentation:placeholder presentation:object="title" svg:x="0.42708in" svg:y="0.73438in" svg:width="2in" svg:height="2.57292in"/>
      <presentation:placeholder presentation:object="graphic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0" style:display-name="Título e Texto Vertical">
      <presentation:placeholder presentation:object="title" svg:x="0.30984in" svg:y="0.43937in" svg:width="5.58031in" svg:height="1.84016in"/>
      <presentation:placeholder presentation:object="outline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1" style:display-name="Texto e Título Vertical">
      <presentation:placeholder presentation:object="title" svg:x="4.49653in" svg:y="0.43924in" svg:width="1.3941in" svg:height="8.53299in"/>
      <presentation:placeholder presentation:object="outline" svg:x="0.30903in" svg:y="0.43924in" svg:width="4.02083in" svg:height="8.53299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6.20139in" fo:page-height="11.02431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30984in" svg:y="0.43937in" svg:width="5.58031in" svg:height="1.8401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30984in" svg:y="2.57913in" svg:width="5.58031in" svg:height="6.3929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30984in" svg:y="10.04213in" svg:width="1.44449in" svg:height="0.75945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2.12047in" svg:y="10.04213in" svg:width="1.96535in" svg:height="0.7594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4.44567in" svg:y="10.04213in" svg:width="1.44449in" svg:height="0.7594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7604in" svg:y="1.80382in" svg:width="4.65104in" svg:height="3.83854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0.77604in" svg:y="5.78993in" svg:width="4.65104in" svg:height="2.6614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30984in" svg:y="10.04213in" svg:width="1.44449in" svg:height="0.75945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2.12047in" svg:y="10.04213in" svg:width="1.96535in" svg:height="0.7594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4.44567in" svg:y="10.04213in" svg:width="1.44449in" svg:height="0.7594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30984in" svg:y="0.43937in" svg:width="5.58031in" svg:height="1.84016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30984in" svg:y="2.57913in" svg:width="5.58031in" svg:height="6.39291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30984in" svg:y="10.04213in" svg:width="1.44449in" svg:height="0.75945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2.12047in" svg:y="10.04213in" svg:width="1.96535in" svg:height="0.7594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4.44567in" svg:y="10.04213in" svg:width="1.44449in" svg:height="0.7594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42361in" svg:y="2.74826in" svg:width="5.34896in" svg:height="4.58681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42361in" svg:y="7.37847in" svg:width="5.34896in" svg:height="2.41146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30984in" svg:y="10.04213in" svg:width="1.44449in" svg:height="0.75945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2.12047in" svg:y="10.04213in" svg:width="1.96535in" svg:height="0.7594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4.44567in" svg:y="10.04213in" svg:width="1.44449in" svg:height="0.7594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30984in" svg:y="0.43937in" svg:width="5.58031in" svg:height="1.84016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30903in" svg:y="2.57986in" svg:width="2.7066in" svg:height="6.39236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3.18229in" svg:y="2.57986in" svg:width="2.70833in" svg:height="6.39236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30984in" svg:y="10.04213in" svg:width="1.44449in" svg:height="0.75945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2.12047in" svg:y="10.04213in" svg:width="1.96535in" svg:height="0.75945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4.44567in" svg:y="10.04213in" svg:width="1.44449in" svg:height="0.7594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42708in" svg:y="0.58681in" svg:width="5.34896in" svg:height="2.13021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42708in" svg:y="2.70313in" svg:width="2.62326in" svg:height="1.32465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42708in" svg:y="4.02778in" svg:width="2.62326in" svg:height="5.92188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3.13889in" svg:y="2.70313in" svg:width="2.63715in" svg:height="1.32465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3.13889in" svg:y="4.02778in" svg:width="2.63715in" svg:height="5.92188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30984in" svg:y="10.04213in" svg:width="1.44449in" svg:height="0.75945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2.12047in" svg:y="10.04213in" svg:width="1.96535in" svg:height="0.7594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4.44567in" svg:y="10.04213in" svg:width="1.44449in" svg:height="0.75945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30984in" svg:y="0.43937in" svg:width="5.58031in" svg:height="1.84016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30984in" svg:y="10.04213in" svg:width="1.44449in" svg:height="0.75945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2.12047in" svg:y="10.04213in" svg:width="1.96535in" svg:height="0.7594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4.44567in" svg:y="10.04213in" svg:width="1.44449in" svg:height="0.7594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30984in" svg:y="10.04213in" svg:width="1.44449in" svg:height="0.75945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2.12047in" svg:y="10.04213in" svg:width="1.96535in" svg:height="0.7594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4.44567in" svg:y="10.04213in" svg:width="1.44449in" svg:height="0.75945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42708in" svg:y="0.73438in" svg:width="2in" svg:height="2.572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2.63715in" svg:y="1.58681in" svg:width="3.13889in" svg:height="7.83507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42708in" svg:y="3.30729in" svg:width="2in" svg:height="6.1267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30984in" svg:y="10.04213in" svg:width="1.44449in" svg:height="0.75945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2.12047in" svg:y="10.04213in" svg:width="1.96535in" svg:height="0.7594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4.44567in" svg:y="10.04213in" svg:width="1.44449in" svg:height="0.75945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42708in" svg:y="0.73438in" svg:width="2in" svg:height="2.572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2.63715in" svg:y="1.58681in" svg:width="3.13889in" svg:height="7.83507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42708in" svg:y="3.30729in" svg:width="2in" svg:height="6.1267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30984in" svg:y="10.04213in" svg:width="1.44449in" svg:height="0.75945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2.12047in" svg:y="10.04213in" svg:width="1.96535in" svg:height="0.7594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4.44567in" svg:y="10.04213in" svg:width="1.44449in" svg:height="0.75945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30984in" svg:y="0.43937in" svg:width="5.58031in" svg:height="1.84016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30984in" svg:y="2.57913in" svg:width="5.58031in" svg:height="6.3929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30984in" svg:y="10.04213in" svg:width="1.44449in" svg:height="0.75945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2.12047in" svg:y="10.04213in" svg:width="1.96535in" svg:height="0.7594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4.44567in" svg:y="10.04213in" svg:width="1.44449in" svg:height="0.7594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4.49653in" svg:y="0.43924in" svg:width="1.3941in" svg:height="8.53299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30903in" svg:y="0.43924in" svg:width="4.02083in" svg:height="8.5329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30984in" svg:y="10.04213in" svg:width="1.44449in" svg:height="0.75945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2.12047in" svg:y="10.04213in" svg:width="1.96535in" svg:height="0.75945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4.44567in" svg:y="10.04213in" svg:width="1.44449in" svg:height="0.75945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1.55035in" svg:y="1.17014in" svg:width="1.44618in" svg:height="2.57118in"/>
      <draw:page-thumbnail draw:page-number="2" svg:x="1.55035in" svg:y="4.55903in" svg:width="1.44618in" svg:height="2.57118in"/>
      <draw:page-thumbnail draw:page-number="3" svg:x="1.55035in" svg:y="7.94792in" svg:width="1.44618in" svg:height="2.57118in"/>
      <draw:page-thumbnail draw:page-number="4" svg:x="5.27083in" svg:y="1.17014in" svg:width="1.44618in" svg:height="2.57118in"/>
      <draw:page-thumbnail draw:page-number="5" svg:x="5.27083in" svg:y="4.55903in" svg:width="1.44618in" svg:height="2.57118in"/>
      <draw:page-thumbnail draw:page-number="6" svg:x="5.27083in" svg:y="7.94792in" svg:width="1.4461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creator>Eduarda Rossato</dc:creator>
    <meta:creation-date>2021-08-19T20:37:35Z</meta:creation-date>
    <dc:date>2021-11-25T00:51:48Z</dc:date>
    <meta:editing-cycles>15</meta:editing-cycles>
    <meta:editing-duration>PT19020S</meta:editing-duration>
    <meta:document-statistic meta:paragraph-count="193" meta:word-count="651"/>
  </office:meta>
</office:document-meta>
</file>